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374cm" svg:height="10.227cm" svg:x="0cm" svg:y="14.901cm">
            <draw:object draw:notify-on-update-of-ranges="Sheet1.B17:Sheet1.B21 Sheet1.C17:Sheet1.C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float" office:value="30.4" calcext:value-type="float">
            <text:p>30,4</text:p>
          </table:table-cell>
          <table:table-cell office:value-type="float" office:value="28" calcext:value-type="float">
            <text:p>28</text:p>
          </table:table-cell>
          <table:table-cell table:formula="of:=([.B3]^(-1)+[.C3]^-1)^-1" office:value-type="float" office:value="14.5753424657534" calcext:value-type="float">
            <text:p>14,5753424657534</text:p>
          </table:table-cell>
          <table:table-cell table:formula="of:=0.05*[.D3]^2*SQRT([.B3]^(-4) + [.C3]^(-4))" office:value-type="float" office:value="0.0177670348322863" calcext:value-type="float">
            <text:p>0,017767034832286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3" calcext:value-type="float">
            <text:p>1,3</text:p>
          </table:table-cell>
          <table:table-cell/>
          <table:table-cell table:formula="of:=[.H3]/[.G3]" office:value-type="float" office:value="0.8125" calcext:value-type="float">
            <text:p>0,8125</text:p>
          </table:table-cell>
          <table:table-cell table:formula="of:=[.C3]/[.B3]" office:value-type="float" office:value="0.921052631578947" calcext:value-type="float">
            <text:p>0,921052631578947</text:p>
          </table:table-cell>
        </table:table-row>
        <table:table-row table:style-name="ro1">
          <table:table-cell/>
          <table:table-cell office:value-type="float" office:value="29.95" calcext:value-type="float">
            <text:p>29,95</text:p>
          </table:table-cell>
          <table:table-cell office:value-type="float" office:value="28.45" calcext:value-type="float">
            <text:p>28,45</text:p>
          </table:table-cell>
          <table:table-cell table:formula="of:=([.B4]^(-1)+[.C4]^-1)^-1" office:value-type="float" office:value="14.5903681506849" calcext:value-type="float">
            <text:p>14,5903681506849</text:p>
          </table:table-cell>
          <table:table-cell table:formula="of:=0.05*[.D4]^2*SQRT([.B4]^(-4) + [.C4]^(-4))" office:value-type="float" office:value="0.0177126255241131" calcext:value-type="float">
            <text:p>0,017712625524113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4" calcext:value-type="float">
            <text:p>1,4</text:p>
          </table:table-cell>
          <table:table-cell/>
          <table:table-cell table:formula="of:=[.H4]/[.G4]" office:value-type="float" office:value="0.875" calcext:value-type="float">
            <text:p>0,875</text:p>
          </table:table-cell>
          <table:table-cell table:formula="of:=[.C4]/[.B4]" office:value-type="float" office:value="0.94991652754591" calcext:value-type="float">
            <text:p>0,94991652754591</text:p>
          </table:table-cell>
        </table:table-row>
        <table:table-row table:style-name="ro1">
          <table:table-cell/>
          <table:table-cell office:value-type="float" office:value="29.4" calcext:value-type="float">
            <text:p>29,4</text:p>
          </table:table-cell>
          <table:table-cell office:value-type="float" office:value="29" calcext:value-type="float">
            <text:p>29</text:p>
          </table:table-cell>
          <table:table-cell table:formula="of:=([.B5]^(-1)+[.C5]^-1)^-1" office:value-type="float" office:value="14.5993150684932" calcext:value-type="float">
            <text:p>14,5993150684932</text:p>
          </table:table-cell>
          <table:table-cell table:formula="of:=0.05*[.D5]^2*SQRT([.B5]^(-4) + [.C5]^(-4))" office:value-type="float" office:value="0.0176801573177946" calcext:value-type="float">
            <text:p>0,017680157317795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5" calcext:value-type="float">
            <text:p>1,5</text:p>
          </table:table-cell>
          <table:table-cell/>
          <table:table-cell table:formula="of:=[.H5]/[.G5]" office:value-type="float" office:value="0.9375" calcext:value-type="float">
            <text:p>0,9375</text:p>
          </table:table-cell>
          <table:table-cell table:formula="of:=[.C5]/[.B5]" office:value-type="float" office:value="0.986394557823129" calcext:value-type="float">
            <text:p>0,986394557823129</text:p>
          </table:table-cell>
        </table:table-row>
        <table:table-row table:style-name="ro1">
          <table:table-cell/>
          <table:table-cell office:value-type="float" office:value="27.5" calcext:value-type="float">
            <text:p>27,5</text:p>
          </table:table-cell>
          <table:table-cell office:value-type="float" office:value="31" calcext:value-type="float">
            <text:p>31</text:p>
          </table:table-cell>
          <table:table-cell table:formula="of:=([.B6]^(-1)+[.C6]^-1)^-1" office:value-type="float" office:value="14.5726495726496" calcext:value-type="float">
            <text:p>14,5726495726496</text:p>
          </table:table-cell>
          <table:table-cell table:formula="of:=0.05*[.D6]^2*SQRT([.B6]^(-4) + [.C6]^(-4))" office:value-type="float" office:value="0.0178666056455353" calcext:value-type="float">
            <text:p>0,017866605645535</text:p>
          </table:table-cell>
          <table:table-cell/>
          <table:table-cell table:number-columns-repeated="2" office:value-type="float" office:value="1.6" calcext:value-type="float">
            <text:p>1,6</text:p>
          </table:table-cell>
          <table:table-cell/>
          <table:table-cell table:formula="of:=[.H6]/[.G6]" office:value-type="float" office:value="1" calcext:value-type="float">
            <text:p>1</text:p>
          </table:table-cell>
          <table:table-cell table:formula="of:=[.C6]/[.B6]" office:value-type="float" office:value="1.12727272727273" calcext:value-type="float">
            <text:p>1,12727272727273</text:p>
          </table:table-cell>
        </table:table-row>
        <table:table-row table:style-name="ro1">
          <table:table-cell/>
          <table:table-cell office:value-type="float" office:value="25.15" calcext:value-type="float">
            <text:p>25,15</text:p>
          </table:table-cell>
          <table:table-cell office:value-type="float" office:value="33.25" calcext:value-type="float">
            <text:p>33,25</text:p>
          </table:table-cell>
          <table:table-cell table:formula="of:=([.B7]^(-1)+[.C7]^-1)^-1" office:value-type="float" office:value="14.3191352739726" calcext:value-type="float">
            <text:p>14,3191352739726</text:p>
          </table:table-cell>
          <table:table-cell table:formula="of:=0.05*[.D7]^2*SQRT([.B7]^(-4) + [.C7]^(-4))" office:value-type="float" office:value="0.0186731251912622" calcext:value-type="float">
            <text:p>0,018673125191262</text:p>
          </table:table-cell>
          <table:table-cell/>
          <table:table-cell office:value-type="float" office:value="1.6" calcext:value-type="float">
            <text:p>1,6</text:p>
          </table:table-cell>
          <table:table-cell office:value-type="float" office:value="1.8" calcext:value-type="float">
            <text:p>1,8</text:p>
          </table:table-cell>
          <table:table-cell/>
          <table:table-cell table:formula="of:=[.H7]/[.G7]" office:value-type="float" office:value="1.125" calcext:value-type="float">
            <text:p>1,125</text:p>
          </table:table-cell>
          <table:table-cell table:formula="of:=[.C7]/[.B7]" office:value-type="float" office:value="1.3220675944334" calcext:value-type="float">
            <text:p>1,322067594433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table:formula="of:=0.1*SQRT([.G3]^2+[.H3]^2)/[.G3]^2" office:value-type="float" office:value="0.0805294067503449" calcext:value-type="float">
            <text:p>0,080529406750345</text:p>
          </table:table-cell>
          <table:table-cell table:formula="of:=0.05*SQRT([.B3]^2+[.C3]^2)/[.B3]^2" office:value-type="float" office:value="0.00223607883536868" calcext:value-type="float">
            <text:p>0,002236078835369</text:p>
          </table:table-cell>
        </table:table-row>
        <table:table-row table:style-name="ro1">
          <table:table-cell table:number-columns-repeated="9"/>
          <table:table-cell table:formula="of:=0.1*SQRT([.G4]^2+[.H4]^2)/[.G4]^2" office:value-type="float" office:value="0.0830480141619894" calcext:value-type="float">
            <text:p>0,08304801416199</text:p>
          </table:table-cell>
          <table:table-cell table:formula="of:=0.05*SQRT([.B4]^2+[.C4]^2)/[.B4]^2" office:value-type="float" office:value="0.00230259421057295" calcext:value-type="float">
            <text:p>0,002302594210573</text:p>
          </table:table-cell>
        </table:table-row>
        <table:table-row table:style-name="ro1">
          <table:table-cell table:number-columns-repeated="3"/>
          <table:table-cell table:formula="of:=AVERAGE([.D3:.D7])" office:value-type="float" office:value="14.5313621063107" calcext:value-type="float">
            <text:p>14,5313621063107</text:p>
          </table:table-cell>
          <table:table-cell table:formula="of:=AVERAGE([.E3:.E7])" office:value-type="float" office:value="0.0179399097021983" calcext:value-type="float">
            <text:p>0,017939909702198</text:p>
          </table:table-cell>
          <table:table-cell table:number-columns-repeated="4"/>
          <table:table-cell table:formula="of:=0.1*SQRT([.G5]^2+[.H5]^2)/[.G5]^2" office:value-type="float" office:value="0.0856707507791457" calcext:value-type="float">
            <text:p>0,085670750779146</text:p>
          </table:table-cell>
          <table:table-cell table:formula="of:=0.05*SQRT([.B5]^2+[.C5]^2)/[.B5]^2" office:value-type="float" office:value="0.00238881974231573" calcext:value-type="float">
            <text:p>0,002388819742316</text:p>
          </table:table-cell>
        </table:table-row>
        <table:table-row table:style-name="ro1">
          <table:table-cell table:number-columns-repeated="3"/>
          <table:table-cell table:formula="of:=COM.MICROSOFT.STDEV.S([.D3:.D7])" office:value-type="float" office:value="0.119141170046002" calcext:value-type="float">
            <text:p>0,119141170046002</text:p>
          </table:table-cell>
          <table:table-cell table:number-columns-repeated="5"/>
          <table:table-cell table:formula="of:=0.1*SQRT([.G6]^2+[.H6]^2)/[.G6]^2" office:value-type="float" office:value="0.0883883476483184" calcext:value-type="float">
            <text:p>0,088388347648319</text:p>
          </table:table-cell>
          <table:table-cell table:formula="of:=0.05*SQRT([.B6]^2+[.C6]^2)/[.B6]^2" office:value-type="float" office:value="0.00273981588429666" calcext:value-type="float">
            <text:p>0,002739815884297</text:p>
          </table:table-cell>
        </table:table-row>
        <table:table-row table:style-name="ro1">
          <table:table-cell table:number-columns-repeated="3"/>
          <table:table-cell table:formula="of:=COM.MICROSOFT.STDEV.P([.D3:.D7])" office:value-type="float" office:value="0.106563102056689" calcext:value-type="float">
            <text:p>0,106563102056689</text:p>
          </table:table-cell>
          <table:table-cell table:number-columns-repeated="5"/>
          <table:table-cell table:formula="of:=0.1*SQRT([.G7]^2+[.H7]^2)/[.G7]^2" office:value-type="float" office:value="0.0940749576468148" calcext:value-type="float">
            <text:p>0,094074957646815</text:p>
          </table:table-cell>
          <table:table-cell table:formula="of:=0.05*SQRT([.B7]^2+[.C7]^2)/[.B7]^2" office:value-type="float" office:value="0.00329556234003216" calcext:value-type="float">
            <text:p>0,003295562340032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table:formula="of:=1/[.B3]" office:value-type="float" office:value="0.0328947368421053" calcext:value-type="float">
            <text:p>0,032894736842105</text:p>
          </table:table-cell>
          <table:table-cell table:formula="of:=1/[.C3]" office:value-type="float" office:value="0.0357142857142857" calcext:value-type="float">
            <text:p>0,035714285714286</text:p>
          </table:table-cell>
          <table:table-cell table:number-columns-repeated="8"/>
        </table:table-row>
        <table:table-row table:style-name="ro1">
          <table:table-cell/>
          <table:table-cell table:formula="of:=1/[.B4]" office:value-type="float" office:value="0.0333889816360601" calcext:value-type="float">
            <text:p>0,03338898163606</text:p>
          </table:table-cell>
          <table:table-cell table:formula="of:=1/[.C4]" office:value-type="float" office:value="0.0351493848857645" calcext:value-type="float">
            <text:p>0,035149384885765</text:p>
          </table:table-cell>
          <table:table-cell table:number-columns-repeated="8"/>
        </table:table-row>
        <table:table-row table:style-name="ro1">
          <table:table-cell/>
          <table:table-cell table:formula="of:=1/[.B5]" office:value-type="float" office:value="0.0340136054421769" calcext:value-type="float">
            <text:p>0,034013605442177</text:p>
          </table:table-cell>
          <table:table-cell table:formula="of:=1/[.C5]" office:value-type="float" office:value="0.0344827586206897" calcext:value-type="float">
            <text:p>0,03448275862069</text:p>
          </table:table-cell>
          <table:table-cell table:number-columns-repeated="8"/>
        </table:table-row>
        <table:table-row table:style-name="ro1">
          <table:table-cell/>
          <table:table-cell table:formula="of:=1/[.B6]" office:value-type="float" office:value="0.0363636363636364" calcext:value-type="float">
            <text:p>0,036363636363636</text:p>
          </table:table-cell>
          <table:table-cell table:formula="of:=1/[.C6]" office:value-type="float" office:value="0.032258064516129" calcext:value-type="float">
            <text:p>0,032258064516129</text:p>
          </table:table-cell>
          <table:table-cell table:number-columns-repeated="8"/>
        </table:table-row>
        <table:table-row table:style-name="ro1">
          <table:table-cell/>
          <table:table-cell table:formula="of:=1/[.B7]" office:value-type="float" office:value="0.0397614314115308" calcext:value-type="float">
            <text:p>0,039761431411531</text:p>
          </table:table-cell>
          <table:table-cell table:formula="of:=1/[.C7]" office:value-type="float" office:value="0.0300751879699248" calcext:value-type="float">
            <text:p>0,030075187969925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17.374cm" svg:height="10.227cm" svg:x="0cm" svg:y="0.001cm">
            <draw:object draw:notify-on-update-of-ranges="Sheet1.B17:Sheet1.B21 Sheet1.C17:Sheet1.C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20:49:43.118000000</meta:creation-date>
    <meta:print-date>2021-04-29T21:19:06.420000000</meta:print-date>
    <dc:date>2021-04-29T21:59:44.247000000</dc:date>
    <meta:editing-duration>PT18M</meta:editing-duration>
    <meta:editing-cycles>1</meta:editing-cycles>
    <meta:document-statistic meta:table-count="2" meta:cell-count="64" meta:object-count="2"/>
    <meta:generator>LibreOffice/7.1.0.3$Windows_X86_64 LibreOffice_project/f6099ecf3d29644b5008cc8f48f42f4a40986e4c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20" loext:regression-extrapolate-backward="29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75cm" svg:height="10.228cm" xlink:href=".." xlink:type="simple" chart:class="chart:scatter" chart:style-name="ch1">
        <chart:title svg:x="6.111cm" svg:y="0.291cm" chart:style-name="ch2">
          <text:p>1/s como función de 1/s'</text:p>
        </chart:title>
        <chart:plot-area chart:style-name="ch3" table:cell-range-address="Sheet1.B17:Sheet1.C21" svg:x="0.439cm" svg:y="0.109cm" svg:width="15.878cm" svg:height="9.702cm">
          <chart:coordinate-region svg:x="1.538cm" svg:y="0.308cm" svg:width="14.354cm" svg:height="8.856cm"/>
          <chart:axis chart:dimension="x" chart:name="primary-x" chart:style-name="ch4">
            <chart:title svg:x="7.501cm" svg:y="9.668cm" chart:style-name="ch5">
              <text:p>1/s' (cm^-1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811cm" chart:style-name="ch9">
              <text:p>1/s (cm^-1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17:Sheet1.C21" chart:class="chart:scatter">
            <chart:domain table:cell-range-address="Sheet1.B17:Sheet1.B21"/>
            <chart:regression-curve chart:style-name="ch11">
              <chart:equation chart:display-equation="true" chart:display-r-square="true" svg:x="4.86cm" svg:y="1.261cm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8947368421053">
                <text:p>0.0328947368421053</text:p>
                <draw:g>
                  <svg:desc>Sheet1.B17:Sheet1.B21</svg:desc>
                </draw:g>
              </table:table-cell>
              <table:table-cell office:value-type="float" office:value="0.0357142857142857">
                <text:p>0.0357142857142857</text:p>
                <draw:g>
                  <svg:desc>Sheet1.C17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3889816360601">
                <text:p>0.0333889816360601</text:p>
              </table:table-cell>
              <table:table-cell office:value-type="float" office:value="0.0351493848857645">
                <text:p>0.0351493848857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0136054421769">
                <text:p>0.0340136054421769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614314115308">
                <text:p>0.0397614314115308</text:p>
              </table:table-cell>
              <table:table-cell office:value-type="float" office:value="0.0300751879699248">
                <text:p>0.03007518796992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20" loext:regression-extrapolate-backward="29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75cm" svg:height="10.228cm" xlink:href=".." xlink:type="simple" chart:class="chart:scatter" chart:style-name="ch1">
        <chart:title svg:x="6.111cm" svg:y="0.293cm" chart:style-name="ch2">
          <text:p>1/s como función de 1/s'</text:p>
        </chart:title>
        <chart:plot-area chart:style-name="ch3" table:cell-range-address="Sheet1.B17:Sheet1.C21" svg:x="0.439cm" svg:y="0.109cm" svg:width="15.878cm" svg:height="9.702cm">
          <chart:coordinate-region svg:x="1.538cm" svg:y="0.308cm" svg:width="14.354cm" svg:height="8.856cm"/>
          <chart:axis chart:dimension="x" chart:name="primary-x" chart:style-name="ch4">
            <chart:title svg:x="7.501cm" svg:y="9.668cm" chart:style-name="ch5">
              <text:p>1/s' (cm^-1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cm" svg:y="5.811cm" chart:style-name="ch9">
              <text:p>1/s (cm^-1)</text:p>
            </chart:title>
            <chart:grid chart:style-name="ch6" chart:class="major"/>
            <chart:grid chart:style-name="ch7" chart:class="minor"/>
          </chart:axis>
          <chart:series chart:style-name="ch10" chart:values-cell-range-address="Sheet1.C17:Sheet1.C21" chart:class="chart:scatter">
            <chart:domain table:cell-range-address="Sheet1.B17:Sheet1.B21"/>
            <chart:regression-curve chart:style-name="ch11">
              <chart:equation chart:display-equation="true" chart:display-r-square="true" svg:x="4.86cm" svg:y="1.261cm"/>
            </chart:regression-curve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28947368421053">
                <text:p>0.0328947368421053</text:p>
                <draw:g>
                  <svg:desc>Sheet1.B17:Sheet1.B21</svg:desc>
                </draw:g>
              </table:table-cell>
              <table:table-cell office:value-type="float" office:value="0.0357142857142857">
                <text:p>0.0357142857142857</text:p>
                <draw:g>
                  <svg:desc>Sheet1.C17:Sheet1.C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3889816360601">
                <text:p>0.0333889816360601</text:p>
              </table:table-cell>
              <table:table-cell office:value-type="float" office:value="0.0351493848857645">
                <text:p>0.03514938488576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40136054421769">
                <text:p>0.0340136054421769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63636363636364">
                <text:p>0.0363636363636364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97614314115308">
                <text:p>0.0397614314115308</text:p>
              </table:table-cell>
              <table:table-cell office:value-type="float" office:value="0.0300751879699248">
                <text:p>0.03007518796992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